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1D000001DB0968A2EB321A14B5.png" manifest:media-type="image/png"/>
  <manifest:file-entry manifest:full-path="Pictures/10000000000008A80000067E8F735EA6ED9F0C0B.jpg" manifest:media-type="image/jpeg"/>
  <manifest:file-entry manifest:full-path="Pictures/10000001000001090000006FF2FCCC979B63369D.png" manifest:media-type="image/png"/>
  <manifest:file-entry manifest:full-path="Pictures/100048B800001B6E00000B7822A3FAAEBE51E006.wmf" manifest:media-type="image/x-wmf"/>
  <manifest:file-entry manifest:full-path="Pictures/10000001000001B9000001219F9F77CFE0FDB8A0.png" manifest:media-type="image/png"/>
  <manifest:file-entry manifest:full-path="Pictures/10001EB70000819B00003A653728BE2E112D5303.svg" manifest:media-type="image/svg+xml"/>
  <manifest:file-entry manifest:full-path="Pictures/1000000000000008000000089442829B9654ACB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pitch="variable"/>
    <style:font-face style:name="Liberation Mono3" svg:font-family="'Liberation Mono'" style:font-pitch="fixed"/>
    <style:font-face style:name="Liberation Mono4" svg:font-family="'Liberation Mono'" style:font-family-generic="modern" style:font-pitch="variable"/>
    <style:font-face style:name="Liberation Mono5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5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iberation Serif5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efe6ff" draw:textarea-horizontal-align="justify" draw:textarea-vertical-align="bottom" draw:auto-grow-height="false" fo:min-height="2.91cm" fo:min-width="3.829cm" fo:padding-bottom="-0.2cm"/>
      <style:paragraph-properties style:writing-mode="lr-tb"/>
    </style:style>
    <style:style style:name="gr4" style:family="graphic" style:parent-style-name="standard">
      <style:graphic-properties svg:stroke-color="#000000" draw:fill-color="#efe6ff" draw:textarea-horizontal-align="justify" draw:textarea-vertical-align="bottom" draw:auto-grow-height="false" fo:min-height="2.585cm" fo:min-width="3.829cm" fo:padding-bottom="-0.2cm"/>
      <style:paragraph-properties style:writing-mode="lr-tb"/>
    </style:style>
    <style:style style:name="gr5" style:family="graphic" style:parent-style-name="standard">
      <style:graphic-properties draw:stroke="solid" svg:stroke-color="#000000" draw:fill-color="#f0e6ff" draw:textarea-horizontal-align="justify" draw:textarea-vertical-align="middle" draw:auto-grow-height="false" fo:min-height="0.608cm" fo:min-width="1.45cm"/>
      <style:paragraph-properties style:writing-mode="lr-tb"/>
    </style:style>
    <style:style style:name="gr6" style:family="graphic" style:parent-style-name="standard">
      <style:graphic-properties draw:stroke="solid" svg:stroke-color="#000000" draw:fill-color="#f0e6ff" draw:textarea-horizontal-align="justify" draw:textarea-vertical-align="middle" draw:auto-grow-height="false" fo:min-height="0.608cm" fo:min-width="1.443cm"/>
      <style:paragraph-properties style:writing-mode="lr-tb"/>
    </style:style>
    <style:style style:name="gr7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608cm" fo:min-width="1.444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4.904cm"/>
    </style:style>
    <style:style style:name="gr9" style:family="graphic" style:parent-style-name="standard">
      <style:graphic-properties svg:stroke-color="#000000" draw:fill-color="#ffffcc" draw:textarea-horizontal-align="justify" draw:textarea-vertical-align="middle" draw:auto-grow-height="false" fo:min-height="0.824cm" fo:min-width="1.824cm" fo:wrap-option="no-wrap"/>
      <style:paragraph-properties style:writing-mode="lr-tb"/>
    </style:style>
    <style:style style:name="gr10" style:family="graphic" style:parent-style-name="standard">
      <style:graphic-properties svg:stroke-color="#000000" draw:fill-color="#ffffcc" draw:textarea-horizontal-align="justify" draw:textarea-vertical-align="middle" draw:auto-grow-height="false" fo:min-height="0.934cm" fo:min-width="2.146cm" fo:wrap-option="no-wrap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4.447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>
      <style:graphic-properties svg:stroke-color="#000000" draw:fill-color="#f0e6ff" draw:textarea-horizontal-align="justify" draw:textarea-vertical-align="bottom" draw:auto-grow-height="false" fo:min-height="8.035cm" fo:min-width="6.739cm" fo:padding-bottom="-0.3cm"/>
    </style:style>
    <style:style style:name="gr14" style:family="graphic" style:parent-style-name="standard">
      <style:graphic-properties svg:stroke-color="#000000" draw:fill-color="#f0e6ff" draw:textarea-horizontal-align="justify" draw:textarea-vertical-align="bottom" draw:auto-grow-height="false" fo:min-height="8.035cm" fo:min-width="6.739cm" fo:padding-bottom="-0.3cm"/>
      <style:paragraph-properties style:writing-mode="lr-tb"/>
    </style:style>
    <style:style style:name="gr15" style:family="graphic" style:parent-style-name="standard">
      <style:graphic-properties svg:stroke-color="#000000" draw:fill-color="#f0e6ff" draw:textarea-horizontal-align="justify" draw:textarea-vertical-align="bottom" draw:auto-grow-height="false" fo:min-height="6.03cm" fo:min-width="10.207cm" fo:padding-bottom="-0.3cm"/>
      <style:paragraph-properties style:writing-mode="lr-tb"/>
    </style:style>
    <style:style style:name="gr16" style:family="graphic" style:parent-style-name="standard">
      <style:graphic-properties svg:stroke-color="#000000" draw:fill-color="#cccccc" draw:opacity="100%" draw:fill-image-width="0cm" draw:fill-image-height="0cm" draw:textarea-horizontal-align="center" draw:textarea-vertical-align="bottom" draw:auto-grow-height="false" fo:min-height="5.698cm" fo:min-width="2.046cm" draw:shadow-opacity="50%"/>
      <style:paragraph-properties style:writing-mode="lr-tb"/>
    </style:style>
    <style:style style:name="gr17" style:family="graphic" style:parent-style-name="standard">
      <style:graphic-properties svg:stroke-color="#000000" draw:fill-color="#dddddd" draw:textarea-horizontal-align="justify" draw:textarea-vertical-align="middle" draw:auto-grow-height="false" fo:min-height="0.608cm" fo:min-width="1.45cm"/>
      <style:paragraph-properties style:writing-mode="lr-tb"/>
    </style:style>
    <style:style style:name="gr18" style:family="graphic" style:parent-style-name="standard">
      <style:graphic-properties svg:stroke-color="#000000" draw:fill-color="#dddddd" draw:textarea-horizontal-align="justify" draw:textarea-vertical-align="middle" draw:auto-grow-height="false" fo:min-height="0.608cm" fo:min-width="1.443cm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608cm" fo:min-width="1.444cm"/>
      <style:paragraph-properties style:writing-mode="lr-tb"/>
    </style:style>
    <style:style style:name="gr20" style:family="graphic" style:parent-style-name="standard">
      <style:graphic-properties svg:stroke-color="#000000" draw:marker-end="" draw:textarea-vertical-align="middle"/>
    </style:style>
    <style:style style:name="gr21" style:family="graphic" style:parent-style-name="standard">
      <style:graphic-properties svg:stroke-color="#000000" draw:fill-color="#cccccc" draw:opacity="100%" draw:fill-image-width="0cm" draw:fill-image-height="0cm" draw:textarea-horizontal-align="center" draw:textarea-vertical-align="bottom" draw:auto-grow-height="false" fo:min-height="5.64cm" fo:min-width="2.044cm" draw:shadow-opacity="50%"/>
      <style:paragraph-properties style:writing-mode="lr-tb"/>
    </style:style>
    <style:style style:name="gr22" style:family="graphic" style:parent-style-name="standard">
      <style:graphic-properties draw:stroke="dash" draw:stroke-dash="Ultrafine_20_Dashed" svg:stroke-color="#000000" draw:fill-color="#f0e6ff" draw:textarea-horizontal-align="justify" draw:textarea-vertical-align="middle" draw:auto-grow-height="false" fo:min-height="0.608cm" fo:min-width="1.45cm"/>
      <style:paragraph-properties style:writing-mode="lr-tb"/>
    </style:style>
    <style:style style:name="gr23" style:family="graphic" style:parent-style-name="standard">
      <style:graphic-properties draw:stroke="dash" draw:stroke-dash="Ultrafine_20_Dashed" svg:stroke-color="#000000" draw:fill-color="#f0e6ff" draw:textarea-horizontal-align="justify" draw:textarea-vertical-align="middle" draw:auto-grow-height="false" fo:min-height="0.608cm" fo:min-width="1.443cm"/>
      <style:paragraph-properties style:writing-mode="lr-tb"/>
    </style:style>
    <style:style style:name="gr24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0.608cm" fo:min-width="1.444cm"/>
      <style:paragraph-properties style:writing-mode="lr-tb"/>
    </style:style>
    <style:style style:name="gr25" style:family="graphic" style:parent-style-name="standard">
      <style:graphic-properties svg:stroke-color="#000000" draw:fill-color="#cccccc" draw:opacity="100%" draw:fill-image-width="0cm" draw:fill-image-height="0cm" draw:textarea-horizontal-align="center" draw:textarea-vertical-align="bottom" draw:auto-grow-height="false" fo:min-height="5.636cm" fo:min-width="2.046cm" draw:shadow-opacity="50%"/>
      <style:paragraph-properties style:writing-mode="lr-tb"/>
    </style:style>
    <style:style style:name="gr26" style:family="graphic" style:parent-style-name="standard">
      <style:graphic-properties svg:stroke-color="#000000" draw:fill-color="#f0e6ff" draw:textarea-horizontal-align="justify" draw:textarea-vertical-align="middle" draw:auto-grow-height="false" fo:min-height="0.608cm" fo:min-width="1.45cm"/>
      <style:paragraph-properties style:writing-mode="lr-tb"/>
    </style:style>
    <style:style style:name="gr27" style:family="graphic" style:parent-style-name="standard">
      <style:graphic-properties svg:stroke-color="#000000" draw:fill-color="#f0e6ff" draw:textarea-horizontal-align="justify" draw:textarea-vertical-align="middle" draw:auto-grow-height="false" fo:min-height="0.608cm" fo:min-width="1.443cm"/>
      <style:paragraph-properties style:writing-mode="lr-tb"/>
    </style:style>
    <style:style style:name="gr28" style:family="graphic" style:parent-style-name="standard">
      <style:graphic-properties svg:stroke-color="#000000" draw:fill-color="#ffffcc" draw:textarea-horizontal-align="justify" draw:textarea-vertical-align="middle" draw:auto-grow-height="false" fo:min-height="1.105cm" fo:min-width="1.824cm" fo:wrap-option="no-wrap"/>
      <style:paragraph-properties style:writing-mode="lr-tb"/>
    </style:style>
    <style:style style:name="pr1" style:family="presentation" style:parent-style-name="master1_5f_-title" style:list-style-name="L1">
      <style:graphic-properties fo:min-height="3.477cm"/>
      <style:paragraph-properties style:writing-mode="lr-tb"/>
    </style:style>
    <style:style style:name="pr2" style:family="presentation" style:parent-style-name="master1_5f_-notes">
      <style:graphic-properties draw:fill-color="#ffffff" fo:min-height="14.431cm"/>
      <style:paragraph-properties style:writing-mode="lr-tb"/>
    </style:style>
    <style:style style:name="pr3" style:family="presentation" style:parent-style-name="master-title">
      <style:graphic-properties draw:auto-grow-height="true" fo:min-height="1.741cm"/>
      <style:paragraph-properties style:writing-mode="lr-tb"/>
    </style:style>
    <style:style style:name="pr4" style:family="presentation" style:parent-style-name="master-outline1">
      <style:graphic-properties fo:min-height="1.857cm"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aster-title">
      <style:graphic-properties fo:min-height="1.741cm"/>
      <style:paragraph-properties style:writing-mode="lr-tb"/>
    </style:style>
    <style:style style:name="pr7" style:family="presentation" style:parent-style-name="master-outline1">
      <style:graphic-properties fo:min-height="14.15cm"/>
      <style:paragraph-properties style:writing-mode="lr-tb"/>
    </style:style>
    <style:style style:name="pr8" style:family="presentation" style:parent-style-name="master-notes">
      <style:graphic-properties draw:fill-color="#ffffff" fo:min-height="13.364cm"/>
      <style:paragraph-properties style:writing-mode="lr-tb"/>
    </style:style>
    <style:style style:name="pr9" style:family="presentation" style:parent-style-name="master-notes">
      <style:graphic-properties draw:fill-color="#ffffff" fo:min-height="14.366cm"/>
      <style:paragraph-properties style:writing-mode="lr-tb"/>
    </style:style>
    <style:style style:name="pr10" style:family="presentation" style:parent-style-name="master-notes">
      <style:graphic-properties draw:fill-color="#ffffff" fo:min-height="15.593cm"/>
      <style:paragraph-properties style:writing-mode="lr-tb"/>
    </style:style>
    <style:style style:name="pr11" style:family="presentation" style:parent-style-name="master-notes">
      <style:graphic-properties draw:fill-color="#ffffff" fo:min-height="14.921cm"/>
      <style:paragraph-properties style:writing-mode="lr-tb"/>
    </style:style>
    <style:style style:name="pr12" style:family="presentation" style:parent-style-name="master-outline1" style:list-style-name="L4">
      <style:graphic-properties fo:min-height="14.1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style:font-name="Liberation Sans1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color="#c5000b" loext:opacity="100%" fo:font-size="20pt"/>
    </style:style>
    <style:style style:name="P8" style:family="paragraph">
      <style:paragraph-properties style:writing-mode="lr-tb"/>
    </style:style>
    <style:style style:name="P9" style:family="paragraph">
      <style:paragraph-properties fo:margin-top="0cm" fo:margin-bottom="0.4cm"/>
    </style:style>
    <style:style style:name="P10" style:family="paragraph">
      <style:paragraph-properties style:writing-mode="lr-tb"/>
      <style:text-properties fo:color="#000000" loext:opacity="100%" fo:font-size="28pt" style:font-size-asian="28pt" style:font-size-complex="2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-color="#efe6ff"/>
      <style:paragraph-properties fo:text-align="center" style:writing-mode="lr-tb"/>
    </style:style>
    <style:style style:name="P14" style:family="paragraph">
      <style:paragraph-properties fo:margin-top="0cm" fo:margin-bottom="1cm"/>
    </style:style>
    <style:style style:name="P15" style:family="paragraph"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0e6ff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style:paragraph-properties fo:text-align="center" style:writing-mode="lr-tb"/>
      <style:text-properties fo:font-size="12pt" style:font-size-asian="12pt" style:font-size-complex="12pt"/>
    </style:style>
    <style:style style:name="P18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-color="#ffffcc"/>
      <style:paragraph-properties fo:text-align="center" style:writing-mode="lr-tb"/>
      <style:text-properties fo:font-size="12pt" style:font-size-asian="12pt" style:font-size-complex="12pt"/>
    </style:style>
    <style:style style:name="P21" style:family="paragraph">
      <loext:graphic-properties draw:fill="none" draw:fill-color="#ffffff"/>
      <style:paragraph-properties style:writing-mode="lr-tb"/>
      <style:text-properties style:font-name="Liberation Mono5" fo:font-size="14pt" style:font-size-asian="14pt" style:font-size-complex="14pt"/>
    </style:style>
    <style:style style:name="P22" style:family="paragraph">
      <style:paragraph-properties fo:margin-left="0cm" fo:margin-right="0cm" fo:margin-top="0cm" fo:margin-bottom="0.2cm" fo:text-indent="-0.6cm"/>
    </style:style>
    <style:style style:name="P23" style:family="paragraph">
      <loext:graphic-properties draw:fill-color="#ffffff"/>
      <style:paragraph-properties style:writing-mode="lr-tb"/>
      <style:text-properties fo:font-size="14pt" style:font-size-asian="14pt" style:font-size-complex="14pt"/>
    </style:style>
    <style:style style:name="P24" style:family="paragraph">
      <loext:graphic-properties draw:fill="none"/>
      <style:paragraph-properties fo:text-align="start" style:writing-mode="lr-tb"/>
      <style:text-properties style:font-name="Liberation Mono5" fo:font-size="18pt"/>
    </style:style>
    <style:style style:name="P25" style:family="paragraph">
      <style:paragraph-properties fo:margin-top="0cm" fo:margin-bottom="0.2cm"/>
    </style:style>
    <style:style style:name="P26" style:family="paragraph">
      <style:paragraph-properties fo:margin-top="0cm" fo:margin-bottom="0.5cm"/>
    </style:style>
    <style:style style:name="P27" style:family="paragraph">
      <style:paragraph-properties fo:margin-top="0cm" fo:margin-bottom="0.1cm" style:writing-mode="lr-tb"/>
    </style:style>
    <style:style style:name="P28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14pt" style:font-size-asian="14pt" style:font-size-complex="14pt"/>
    </style:style>
    <style:style style:name="P29" style:family="paragraph">
      <loext:graphic-properties draw:fill-color="#f0e6ff"/>
      <style:paragraph-properties fo:text-align="center"/>
    </style:style>
    <style:style style:name="P30" style:family="paragraph">
      <loext:graphic-properties draw:fill-color="#f0e6ff"/>
      <style:paragraph-properties fo:text-align="center" style:writing-mode="lr-tb"/>
    </style:style>
    <style:style style:name="P31" style:family="paragraph">
      <style:paragraph-properties fo:text-align="center" style:writing-mode="lr-tb"/>
      <style:text-properties fo:font-size="14pt" style:font-size-asian="14pt" style:font-size-complex="14pt"/>
    </style:style>
    <style:style style:name="P32" style:family="paragraph">
      <loext:graphic-properties draw:fill-color="#cccccc" draw:opacity="100%" draw:fill-image-width="0cm" draw:fill-image-height="0cm"/>
      <style:paragraph-properties fo:text-align="center" style:writing-mode="lr-tb"/>
      <style:text-properties fo:font-size="14pt" style:font-size-asian="14pt" style:font-size-complex="14pt"/>
    </style:style>
    <style:style style:name="P33" style:family="paragraph">
      <loext:graphic-properties draw:fill-color="#dddddd"/>
      <style:paragraph-properties fo:text-align="center" style:writing-mode="lr-tb"/>
      <style:text-properties fo:font-size="10pt" style:font-size-asian="10pt" style:font-size-complex="10pt"/>
    </style:style>
    <style:style style:name="P34" style:family="paragraph">
      <style:paragraph-properties fo:text-align="center"/>
    </style:style>
    <style:style style:name="P35" style:family="paragraph">
      <style:paragraph-properties fo:text-align="start" style:writing-mode="lr-tb"/>
      <style:text-properties fo:font-size="14pt" style:font-size-asian="14pt" style:font-size-complex="14pt"/>
    </style:style>
    <style:style style:name="P36" style:family="paragraph">
      <loext:graphic-properties draw:fill-color="#cccccc" draw:opacity="100%" draw:fill-image-width="0cm" draw:fill-image-height="0cm"/>
      <style:paragraph-properties fo:text-align="start" style:writing-mode="lr-tb"/>
      <style:text-properties fo:font-size="14pt" style:font-size-asian="14pt" style:font-size-complex="14pt"/>
    </style:style>
    <style:style style:name="P37" style:family="paragraph">
      <style:paragraph-properties fo:text-align="center" style:writing-mode="lr-tb"/>
      <style:text-properties fo:color="#666666" loext:opacity="100%" fo:font-size="12pt" style:font-size-asian="12pt" style:font-size-complex="12pt"/>
    </style:style>
    <style:style style:name="P38" style:family="paragraph">
      <loext:graphic-properties draw:fill-color="#ffffff"/>
      <style:paragraph-properties fo:text-align="center" style:writing-mode="lr-tb"/>
      <style:text-properties fo:color="#666666" loext:opacity="100%" fo:font-size="12pt" style:font-size-asian="12pt" style:font-size-complex="12pt"/>
    </style:style>
    <style:style style:name="P39" style:family="paragraph">
      <style:paragraph-properties fo:margin-top="0cm" fo:margin-bottom="0.2cm">
        <style:tab-stops>
          <style:tab-stop style:position="7.989cm"/>
        </style:tab-stops>
      </style:paragraph-properties>
    </style:style>
    <style:style style:name="P40" style:family="paragraph">
      <style:paragraph-properties fo:margin-top="0cm" fo:margin-bottom="0.5cm">
        <style:tab-stops>
          <style:tab-stop style:position="7.989cm"/>
        </style:tab-stops>
      </style:paragraph-properties>
    </style:style>
    <style:style style:name="P41" style:family="paragraph">
      <style:paragraph-properties fo:margin-top="0cm" fo:margin-bottom="0.4cm">
        <style:tab-stops>
          <style:tab-stop style:position="7.989cm"/>
        </style:tab-stops>
      </style:paragraph-properties>
    </style:style>
    <style:style style:name="P42" style:family="paragraph">
      <style:paragraph-properties fo:margin-top="0cm" fo:margin-bottom="0.3cm">
        <style:tab-stops>
          <style:tab-stop style:position="13.395cm"/>
        </style:tab-stops>
      </style:paragraph-properties>
    </style:style>
    <style:style style:name="P43" style:family="paragraph">
      <style:paragraph-properties fo:margin-top="0cm" fo:margin-bottom="0.3cm">
        <style:tab-stops>
          <style:tab-stop style:position="7.989cm"/>
        </style:tab-stops>
      </style:paragraph-properties>
    </style:style>
    <style:style style:name="P44" style:family="paragraph">
      <style:paragraph-properties>
        <style:tab-stops>
          <style:tab-stop style:position="7.989cm"/>
        </style:tab-stops>
      </style:paragraph-properties>
    </style:style>
    <style:style style:name="P45" style:family="paragraph">
      <style:paragraph-properties fo:margin-left="0cm" fo:margin-right="0cm" fo:margin-top="0cm" fo:margin-bottom="0.203cm" fo:text-indent="0cm"/>
    </style:style>
    <style:style style:name="P46" style:family="paragraph">
      <style:paragraph-properties fo:margin-left="0cm" fo:margin-right="0cm" fo:margin-top="0cm" fo:margin-bottom="0cm" fo:text-indent="0cm"/>
    </style:style>
    <style:style style:name="P47" style:family="paragraph">
      <style:paragraph-properties fo:margin-top="0cm" fo:margin-bottom="0cm"/>
    </style:style>
    <style:style style:name="P48" style:family="paragraph">
      <style:paragraph-properties fo:margin-top="0cm" fo:margin-bottom="0.5cm">
        <style:tab-stops>
          <style:tab-stop style:position="13.395cm"/>
        </style:tab-stops>
      </style:paragraph-properties>
    </style:style>
    <style:style style:name="P49" style:family="paragraph">
      <style:paragraph-properties fo:margin-top="0cm" fo:margin-bottom="0.4cm">
        <style:tab-stops>
          <style:tab-stop style:position="13.395cm"/>
        </style:tab-stops>
      </style:paragraph-properties>
    </style:style>
    <style:style style:name="P50" style:family="paragraph">
      <style:paragraph-properties fo:margin-top="0cm" fo:margin-bottom="0.2cm">
        <style:tab-stops>
          <style:tab-stop style:position="13.395cm"/>
        </style:tab-stops>
      </style:paragraph-properties>
    </style:style>
    <style:style style:name="P51" style:family="paragraph">
      <loext:graphic-properties draw:fill-color="#ffffff"/>
      <style:paragraph-properties style:writing-mode="lr-tb"/>
    </style:style>
    <style:style style:name="P52" style:family="paragraph">
      <style:paragraph-properties fo:margin-top="0cm" fo:margin-bottom="0.3cm"/>
    </style:style>
    <style:style style:name="P53" style:family="paragraph">
      <style:paragraph-properties fo:margin-top="0cm" fo:margin-bottom="0.2cm" style:writing-mode="lr-tb"/>
      <style:text-properties fo:color="#000000" loext:opacity="100%" fo:font-size="26pt" style:font-size-asian="26pt" style:font-size-complex="26pt"/>
    </style:style>
    <style:style style:name="P54" style:family="paragraph">
      <loext:graphic-properties draw:fill-color="#ffffff"/>
      <style:paragraph-properties fo:margin-left="0cm" fo:margin-right="0cm" fo:margin-top="0cm" fo:margin-bottom="0.2cm" fo:text-indent="0cm" style:writing-mode="lr-tb"/>
      <style:text-properties fo:color="#c5000b" loext:opacity="100%" style:font-name="Liberation Serif" fo:font-size="14pt" style:font-size-asian="14pt" style:font-size-complex="14pt"/>
    </style:style>
    <style:style style:name="T1" style:family="text">
      <style:text-properties fo:color="#ffffff" loext:opacity="100%" style:font-name="Liberation Sans1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1" fo:language="ru" fo:country="RU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4" fo:font-size="14pt" fo:language="ru" fo:country="RU" style:font-name-asian="Liberation Sans4" style:font-size-asian="14pt" style:font-name-complex="Liberation Sans4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3" fo:font-size="14pt" fo:language="ru" fo:country="RU" style:font-name-asian="Liberation Sans3" style:font-size-asian="14pt" style:font-name-complex="Liberation Sans3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color="#000000" loext:opacity="100%" fo:font-size="28pt" fo:language="ru" fo:country="RU" style:font-size-asian="28pt" style:font-size-complex="28pt"/>
    </style:style>
    <style:style style:name="T12" style:family="text">
      <style:text-properties fo:language="rue" fo:country="UA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2pt" fo:language="ru" fo:country="RU" style:font-size-asian="12pt" style:font-size-complex="12pt"/>
    </style:style>
    <style:style style:name="T15" style:family="text">
      <style:text-properties style:font-name="Liberation Mono5" fo:font-size="14pt" style:font-size-asian="14pt" style:font-size-complex="14pt"/>
    </style:style>
    <style:style style:name="T16" style:family="text">
      <style:text-properties fo:color="#000000" loext:opacity="100%" fo:font-size="14pt" style:text-underline-style="solid" style:text-underline-width="auto" style:text-underline-color="font-color" style:font-size-asian="14pt" style:font-size-complex="14pt"/>
    </style:style>
    <style:style style:name="T17" style:family="text">
      <style:text-properties style:font-name="Liberation Mono5" fo:font-size="18pt"/>
    </style:style>
    <style:style style:name="T18" style:family="text">
      <style:text-properties fo:language="be" fo:country="BY"/>
    </style:style>
    <style:style style:name="T19" style:family="text">
      <style:text-properties fo:font-size="22pt" fo:language="ru" fo:country="RU" style:font-size-asian="22pt" style:font-size-complex="22pt"/>
    </style:style>
    <style:style style:name="T20" style:family="text">
      <style:text-properties style:font-name="Liberation Serif" fo:font-size="28pt" fo:language="ru" fo:country="RU" style:font-size-asian="28pt" style:font-size-complex="28pt"/>
    </style:style>
    <style:style style:name="T21" style:family="text">
      <style:text-properties style:font-name="Liberation Mono3" fo:font-size="22pt" fo:language="ru" fo:country="RU" style:font-size-asian="22pt" style:font-size-complex="22pt"/>
    </style:style>
    <style:style style:name="T22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23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color="#666666" loext:opacity="100%" fo:font-size="12pt" fo:language="ru" fo:country="RU" style:font-size-asian="12pt" style:font-size-complex="12pt"/>
    </style:style>
    <style:style style:name="T26" style:family="text">
      <style:text-properties style:font-name="Liberation Serif" fo:font-size="22pt" fo:language="ru" fo:country="RU" style:font-size-asian="22pt" style:font-size-complex="22pt"/>
    </style:style>
    <style:style style:name="T27" style:family="text">
      <style:text-properties style:font-name="Liberation Serif" fo:font-size="22pt" fo:language="ru" fo:country="RU" fo:font-style="italic" style:font-size-asian="22pt" style:font-style-asian="italic" style:font-size-complex="22pt" style:font-style-complex="italic"/>
    </style:style>
    <style:style style:name="T28" style:family="text">
      <style:text-properties style:font-name="Liberation Serif" fo:font-size="22pt" fo:language="ru" fo:country="RU" fo:font-style="normal" style:font-size-asian="22pt" style:font-style-asian="normal" style:font-size-complex="22pt" style:font-style-complex="normal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1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normal" style:letter-kerning="true" style:font-name-asian="Droid Sans Fallback1" style:font-size-asian="20pt" style:font-style-asian="italic" style:font-weight-asian="normal" style:font-name-complex="FreeSan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language="ru" fo:country="RU" fo:font-style="italic" style:font-style-asian="italic" style:font-style-complex="italic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text-outline="false" style:text-line-through-style="none" style:text-line-through-type="none" style:font-name="Liberation Serif" fo:font-size="28pt" fo:language="ru" fo:country="RU" fo:font-style="normal" fo:text-shadow="none" style:text-underline-style="none" fo:font-weight="normal" style:letter-kerning="true" style:font-name-asian="Droid Sans Fallback1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text-outline="false" style:text-line-through-style="none" style:text-line-through-type="none" style:font-name="Liberation Serif" fo:font-size="22pt" fo:language="ru" fo:country="RU" fo:font-style="normal" fo:text-shadow="none" style:text-underline-style="none" fo:font-weight="normal" style:letter-kerning="true" style:font-name-asian="Droid Sans Fallback1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8pt" fo:language="ru" fo:country="RU" fo:font-style="normal" fo:text-shadow="none" style:text-underline-style="none" fo:font-weight="normal" style:letter-kerning="true" style:font-name-asian="Droid Sans Fallback1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loext:opacity="100%" fo:font-size="26pt" fo:language="ru" fo:country="RU" style:font-size-asian="26pt" style:font-size-complex="26pt"/>
    </style:style>
    <style:style style:name="T37" style:family="text">
      <style:text-properties fo:color="#000000" loext:opacity="100%" style:font-name="Liberation Serif" fo:font-size="26pt" fo:language="ru" fo:country="RU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Организация данных</text:span><text:span text:style-name="T2"><text:line-break/></text:span><text:span text:style-name="T2">Логическая структура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7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Базы данных и шаблоны</text:span></text:p>
              </text:list-item>
              <text:list-item>
                <text:p text:style-name="P9"><text:span text:style-name="T11">Схемы и путь поиска</text:span></text:p>
              </text:list-item>
              <text:list-item>
                <text:p text:style-name="P9"><text:span text:style-name="T11">Специальные схемы</text:span></text:p>
              </text:list-item>
              <text:list-item>
                <text:p text:style-name="P9"><text:span text:style-name="T11">Системный каталог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custom-shape draw:style-name="gr3" draw:text-style-name="P13" draw:layer="layout" svg:width="4.328cm" svg:height="4.534cm" svg:x="20.769cm" svg:y="14.315cm">
          <text:p text:style-name="P12"><text:span text:style-name="T12">нова</text:span><text:span text:style-name="T12">я БД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3" draw:layer="layout" svg:width="4.328cm" svg:height="4.534cm" svg:x="10.568cm" svg:y="14.314cm">
          <text:p text:style-name="P12">template1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3" draw:layer="layout" svg:width="4.328cm" svg:height="4.534cm" svg:x="5.567cm" svg:y="14.313cm">
          <text:p text:style-name="P12">template0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3" draw:layer="layout" svg:width="4.328cm" svg:height="4.534cm" svg:x="5.566cm" svg:y="9.112cm">
          <text:p text:style-name="P12">postgre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6" draw:text-style-name="P8" draw:layer="layout" svg:width="19.8cm" svg:height="1.741cm" svg:x="1.2cm" svg:y="0.737cm" presentation:class="title" presentation:user-transformed="true">
          <draw:text-box>
            <text:p><text:span text:style-name="T10">Кластер баз</text:span> <text:span text:style-name="T10">данных</text:span></text:p>
          </draw:text-box>
        </draw:frame>
        <draw:frame presentation:style-name="pr7" draw:text-style-name="P8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10">Инициализация кластера создает три базы данных</text:span></text:p>
              </text:list-item>
              <text:list-item>
                <text:p text:style-name="P14"><text:span text:style-name="T10">Новая база всегда клонируется из существующей</text:span></text:p>
              </text:list-item>
            </text:list>
          </draw:text-box>
        </draw:frame>
        <draw:custom-shape draw:style-name="gr5" draw:text-style-name="P16" draw:layer="layout" svg:width="1.95cm" svg:height="0.858cm" svg:x="6.916cm" svg:y="11.221cm">
          <text:p text:style-name="P15"><text:span text:style-name="T1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6" draw:layer="layout" svg:width="1.943cm" svg:height="0.858cm" svg:x="6.816cm" svg:y="11.121cm">
          <text:p text:style-name="P15"><text:span text:style-name="T1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8" draw:layer="layout" svg:width="1.944cm" svg:height="0.858cm" svg:x="6.716cm" svg:y="11.021cm">
          <text:p text:style-name="P17"><text:span text:style-name="T14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9" draw:layer="layout" svg:width="5.404cm" svg:height="1.524cm" svg:x="15.17cm" svg:y="15.924cm">
          <text:p/>
          <draw:enhanced-geometry svg:viewBox="0 0 21600 21600" draw:mirror-vertical="true" draw:mirror-horizontal="true" draw:text-areas="?f7 ?f0 21600 ?f2" draw:type="left-arrow" draw:modifiers="2361.8131359852 4659.9344262295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6" draw:layer="layout" svg:width="1.95cm" svg:height="0.858cm" svg:x="6.916cm" svg:y="16.421cm">
          <text:p text:style-name="P15"><text:span text:style-name="T1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6" draw:layer="layout" svg:width="1.943cm" svg:height="0.858cm" svg:x="6.816cm" svg:y="16.321cm">
          <text:p text:style-name="P15"><text:span text:style-name="T1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8" draw:layer="layout" svg:width="1.944cm" svg:height="0.858cm" svg:x="6.716cm" svg:y="16.221cm">
          <text:p text:style-name="P17"><text:span text:style-name="T14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6" draw:layer="layout" svg:width="1.95cm" svg:height="0.858cm" svg:x="11.916cm" svg:y="16.421cm">
          <text:p text:style-name="P15"><text:span text:style-name="T1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6" draw:layer="layout" svg:width="1.943cm" svg:height="0.858cm" svg:x="11.816cm" svg:y="16.321cm">
          <text:p text:style-name="P15"><text:span text:style-name="T1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8" draw:layer="layout" svg:width="1.944cm" svg:height="0.858cm" svg:x="11.716cm" svg:y="16.221cm">
          <text:p text:style-name="P17"><text:span text:style-name="T14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6" draw:layer="layout" svg:width="1.95cm" svg:height="0.858cm" svg:x="22.116cm" svg:y="16.421cm">
          <text:p text:style-name="P15"><text:span text:style-name="T1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6" draw:layer="layout" svg:width="1.943cm" svg:height="0.858cm" svg:x="22.016cm" svg:y="16.321cm">
          <text:p text:style-name="P15"><text:span text:style-name="T1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8" draw:layer="layout" svg:width="1.944cm" svg:height="0.858cm" svg:x="21.916cm" svg:y="16.221cm">
          <text:p text:style-name="P17"><text:span text:style-name="T14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0" draw:layer="layout" svg:width="3.302cm" svg:height="1.524cm" svg:x="1.818cm" svg:y="14.019cm">
          <text:p text:style-name="P17"><text:span text:style-name="T14">не </text:span><text:span text:style-name="T14">меняет</text:span><text:span text:style-name="T14">ся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516.621253406 26089.96721311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20" draw:layer="layout" svg:width="3.76cm" svg:height="1.682cm" svg:x="1.284cm" svg:y="9.22cm">
          <text:p text:style-name="P17"><text:span text:style-name="T14">подкл</text:span><text:span text:style-name="T14">ючени</text:span><text:span text:style-name="T14">е</text:span></text:p>
          <text:p text:style-name="P17"><text:span text:style-name="T14">по </text:span><text:span text:style-name="T14">умолча</text:span><text:span text:style-name="T14">нию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161.4464238235 25668.44919786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20" draw:layer="layout" svg:width="3.302cm" svg:height="1.524cm" svg:x="12.442cm" svg:y="12.078cm">
          <text:p text:style-name="P17"><text:span text:style-name="T14">общие</text:span></text:p>
          <text:p text:style-name="P17"><text:span text:style-name="T14">измен</text:span><text:span text:style-name="T14">ения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45.77656675749 31557.24590163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1" draw:text-style-name="P21" draw:layer="layout" svg:width="4.947cm" svg:height="0.81cm" svg:x="15.172cm" svg:y="16.35cm">
          <draw:text-box>
            <text:p><text:span text:style-name="T15">CREATE DATABA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3" draw:layer="layout" svg:width="16.799cm" svg:height="13.364cm" svg:x="2.1cm" svg:y="14.107cm" presentation:class="notes" presentation:user-transformed="true">
            <draw:text-box>
              <text:p text:style-name="P22"><text:span text:style-name="T6">Экземпляр PostgreSQL управляет несколькими базами данных — кластером. При инициализации кластера (автоматически при установке PostgreSQL либо вручную командой initdb) создаются три одинаковые базы данных. Все остальные БД, создаваемые пользователем, клонируются из какой-либо существующей.</text:span></text:p>
              <text:p text:style-name="P22"><text:span text:style-name="T6">Шаблонная БД template1 используется по умолчанию для создания новых баз данных. В нее можно добавить объекты и расширения, которые будут копироваться в каждую новую базу данных.</text:span></text:p>
              <text:p text:style-name="P22"><text:span text:style-name="T6">Шаблон template0 не должен изменяться. Он нужен как минимум в двух ситуациях. Во-первых, для восстановления БД из резервной копии, выполненной утилитой pg_dump (это рассматривается в теме «Резервное копирование. Логическое резервирование»). Во-вторых, при создании новой БД с кодировкой, отличной от указанной при инициализации кластера (подробнее обсуждается в курсе DBA2).</text:span></text:p>
              <text:p text:style-name="P22"><text:span text:style-name="T6">База данных postgres используется при подключении по умолчанию пользователем postgres. Она не является обязательной, но некоторые утилиты предполагают ее наличие, поэтому ее не рекомендуется удалять, даже если она не нужна.</text:span></text:p>
              <text:p text:style-name="P22"><text:span text:style-name="T16"><text:a xlink:href="https://postgrespro.ru/docs/postgresql/16/manage-ag-templatedbs" xlink:type="simple">https://postgrespro.ru/docs/postgresql/16/manage-ag-templatedbs</text:a></text:span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6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7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2" draw:text-style-name="P24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7"/></text:p>
            <text:p text:style-name="P1"><text:span text:style-name="T17"/></text:p>
            <text:p text:style-name="P1"><text:span text:style-name="T17"/></text:p>
            <text:p text:style-name="P1"><text:span text:style-name="T17"><text:s text:c="11"/></text:span><text:span text:style-name="T17">$ psql</text:span></text:p>
            <text:p text:style-name="P1"><text:span text:style-name="T17"><text:s text:c="11"/></text:span><text:span text:style-name="T17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6" draw:text-style-name="P8" draw:layer="layout" svg:width="19.8cm" svg:height="1.741cm" svg:x="1.2cm" svg:y="0.737cm" presentation:class="title" presentation:user-transformed="true">
          <draw:text-box>
            <text:p><text:span text:style-name="T18">Схемы</text:span></text:p>
          </draw:text-box>
        </draw:frame>
        <draw:frame presentation:style-name="pr7" draw:text-style-name="P27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10">Пространство имен для объектов</text:span></text:p>
                <text:list>
                  <text:list-item>
                    <text:p text:style-name="P25"><text:span text:style-name="T19">разделение объектов на логические группы</text:span></text:p>
                  </text:list-item>
                  <text:list-item>
                    <text:p text:style-name="P26"><text:span text:style-name="T19">предотвращение конфликта имен между приложениями</text:span></text:p>
                  </text:list-item>
                </text:list>
              </text:list-item>
              <text:list-item>
                <text:p text:style-name="P9"><text:span text:style-name="T20">Схема и пользователь — разные сущности</text:span></text:p>
              </text:list-item>
              <text:list-item>
                <text:p text:style-name="P9"><text:span text:style-name="T20">Специальные схемы</text:span></text:p>
                <text:list>
                  <text:list-item>
                    <text:p text:style-name="P25"><text:span text:style-name="T19">public — по умолчанию в ней создаются все объекты</text:span></text:p>
                  </text:list-item>
                  <text:list-item>
                    <text:p text:style-name="P25"><text:span text:style-name="T19">pg_catalog — системный каталог</text:span></text:p>
                  </text:list-item>
                  <text:list-item>
                    <text:p text:style-name="P25"><text:span text:style-name="T19">information_schema — вариант системного каталога</text:span></text:p>
                  </text:list-item>
                  <text:list-item>
                    <text:p text:style-name="P25"><text:span text:style-name="T19">pg_temp — для временных таблиц</text:span></text:p>
                  </text:list-item>
                  <text:list-item>
                    <text:p text:style-name="P26"><text:span text:style-name="T19">…</text:span></text:p>
                  </text:list-item>
                  <text:list-item>
                    <text:p text:style-name="P26"><text:span text:style-name="T2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28" draw:layer="layout" svg:width="16.799cm" svg:height="14.366cm" svg:x="2.1cm" svg:y="14.107cm" presentation:class="notes" presentation:user-transformed="true">
            <draw:text-box>
              <text:p text:style-name="P22"><text:span text:style-name="T6">Схемы представляют собой пространства имен для объектов БД. Они позволяют разделить объекты на логические группы для управления ими, предотвратить конфликты имен при работе нескольких пользователей или при установке приложений и расширений.</text:span></text:p>
              <text:p text:style-name="P22"><text:span text:style-name="T6">В PostgreSQL </text:span><text:span text:style-name="T22">схема</text:span><text:span text:style-name="T6"> и </text:span><text:span text:style-name="T22">пользователь</text:span><text:span text:style-name="T6"> — разные сущности (хотя настройки по умолчанию позволяют пользователям удобно работать</text:span><text:span text:style-name="T6"><text:line-break/></text:span><text:span text:style-name="T6">с одноименными схемами).</text:span></text:p>
              <text:p text:style-name="P22"><text:span text:style-name="T6">Существует несколько специальных схем, обычно присутствующих</text:span><text:span text:style-name="T6"><text:line-break/></text:span><text:span text:style-name="T6">в каждой базе данных.</text:span></text:p>
              <text:p text:style-name="P22"><text:span text:style-name="T6">Схема public используется по умолчанию для хранения объектов, если не выполнены иные настройки.</text:span></text:p>
              <text:p text:style-name="P22"><text:span text:style-name="T6">Схема pg_catalog хранит объекты </text:span><text:span text:style-name="T22">системного каталога</text:span><text:span text:style-name="T6">. Системный каталог — это метаинформация об объектах, принадлежащих кластеру, которая хранится в самом кластере в виде таблиц. Альтернативное представление системного каталога (определенное в стандарте SQL) дает схема information_schema.</text:span></text:p>
              <text:p text:style-name="P22"><text:span text:style-name="T6">Схема pg_temp служит для хранения временных таблиц. (На самом деле таблицы создаются в схемах pg_temp_1, pg_temp_2 и т. п. —</text:span><text:span text:style-name="T6"><text:line-break/></text:span><text:span text:style-name="T6">у каждого пользователя своя схема. Но обращаются все пользователи</text:span><text:span text:style-name="T6"><text:line-break/></text:span><text:span text:style-name="T6">к ней как к pg_temp.)</text:span></text:p>
              <text:p text:style-name="P22"><text:span text:style-name="T6">Есть и другие схемы, но они носят технический характер.</text:span></text:p>
              <text:p text:style-name="P22"><text:span text:style-name="T23"><text:a xlink:href="https://postgrespro.ru/docs/postgresql/16/ddl-schemas" xlink:type="simple">https://postgrespro.ru/docs/postgresql/16/ddl-schemas</text:a></text:span></text:p>
              <text:p text:style-name="P22"><text:span text:style-name="T6"/></text:p>
            </draw:text-box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custom-shape draw:style-name="gr13" draw:text-style-name="P29" draw:layer="layout" svg:width="7.239cm" svg:height="10.046cm" svg:x="16.005cm" svg:y="9.414cm">
          <text:p/>
          <draw:enhanced-geometry svg:viewBox="0 0 88 21600" draw:glue-points="44 ?f6 44 0 0 10800 44 21600 88 10800" draw:text-areas="0 ?f6 88 ?f3" draw:type="can" draw:modifiers="3134.5476261570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30" draw:layer="layout" svg:width="7.239cm" svg:height="10.046cm" svg:x="15.705cm" svg:y="9.113cm">
          <text:p text:style-name="P12">template1</text:p>
          <draw:enhanced-geometry svg:viewBox="0 0 88 21600" draw:glue-points="44 ?f6 44 0 0 10800 44 21600 88 10800" draw:text-areas="0 ?f6 88 ?f3" draw:type="can" draw:modifiers="3134.5476261570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30" draw:layer="layout" svg:width="10.706cm" svg:height="10.046cm" svg:x="4.404cm" svg:y="9.112cm">
          <text:p text:style-name="P12">postgres</text:p>
          <draw:enhanced-geometry svg:viewBox="0 0 88 21600" draw:glue-points="44 ?f6 44 0 0 10800 44 21600 88 10800" draw:text-areas="0 ?f6 88 ?f3" draw:type="can" draw:modifiers="3134.5476261570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Базы и схемы кластера</text:span></text:p>
          </draw:text-box>
        </draw:frame>
        <draw:custom-shape draw:style-name="gr16" draw:text-style-name="P32" draw:layer="layout" svg:width="2.82cm" svg:height="6.222cm" svg:x="5cm" svg:y="11.238cm">
          <text:p text:style-name="P31"><text:span text:style-name="T24">pg_ca</text:span><text:span text:style-name="T24">ta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3" draw:layer="layout" svg:width="1.95cm" svg:height="0.858cm" svg:x="11.274cm" svg:y="6.624cm">
          <text:p text:style-name="P15"><text:span text:style-name="T1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3" draw:layer="layout" svg:width="1.943cm" svg:height="0.858cm" svg:x="11.174cm" svg:y="6.524cm">
          <text:p text:style-name="P15"><text:span text:style-name="T1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8" xml:id="id2" draw:id="id2" draw:layer="layout" svg:width="1.944cm" svg:height="0.858cm" svg:x="11.074cm" svg:y="6.424cm">
          <text:p text:style-name="P17"><text:span text:style-name="T14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34" draw:layer="layout" draw:type="curve" svg:x1="6.288cm" svg:y1="12.224cm" svg:x2="11.074cm" svg:y2="6.853cm" draw:start-shape="id1" draw:start-glue-point="0" draw:end-shape="id2" draw:end-glue-point="3" svg:d="M6288 12224c0-3581 1595-5371 4786-5371" svg:viewBox="0 0 4787 5372">
          <text:p/>
        </draw:connector>
        <draw:custom-shape draw:style-name="gr21" draw:text-style-name="P36" draw:layer="layout" svg:width="2.818cm" svg:height="6.164cm" svg:x="8.3cm" svg:y="11.296cm">
          <text:p text:style-name="P35"><text:span text:style-name="T24">publi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6" draw:layer="layout" svg:width="1.95cm" svg:height="0.858cm" svg:x="5.516cm" svg:y="12.424cm">
          <text:p text:style-name="P15"><text:span text:style-name="T1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6" draw:layer="layout" svg:width="1.943cm" svg:height="0.858cm" svg:x="5.416cm" svg:y="12.324cm">
          <text:p text:style-name="P15"><text:span text:style-name="T1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8" xml:id="id1" draw:id="id1" draw:layer="layout" svg:width="1.944cm" svg:height="0.858cm" svg:x="5.316cm" svg:y="12.224cm">
          <text:p text:style-name="P37"><text:span text:style-name="T25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2" draw:layer="layout" svg:width="2.82cm" svg:height="6.222cm" svg:x="16.3cm" svg:y="11.238cm">
          <text:p text:style-name="P31"><text:span text:style-name="T24">pg_cata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6" draw:layer="layout" svg:width="2.82cm" svg:height="6.16cm" svg:x="19.5cm" svg:y="11.3cm">
          <text:p text:style-name="P35"><text:span text:style-name="T24">publi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1.95cm" svg:height="0.858cm" svg:x="5.517cm" svg:y="14.825cm">
          <text:p text:style-name="P15"><text:span text:style-name="T1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6" draw:layer="layout" svg:width="1.943cm" svg:height="0.858cm" svg:x="5.417cm" svg:y="14.725cm">
          <text:p text:style-name="P15"><text:span text:style-name="T1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8" draw:layer="layout" svg:width="1.944cm" svg:height="0.858cm" svg:x="5.317cm" svg:y="14.625cm">
          <text:p text:style-name="P17"><text:span text:style-name="T14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6" draw:layer="layout" svg:width="1.95cm" svg:height="0.858cm" svg:x="8.816cm" svg:y="12.425cm">
          <text:p text:style-name="P15"><text:span text:style-name="T1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6" draw:layer="layout" svg:width="1.943cm" svg:height="0.858cm" svg:x="8.716cm" svg:y="12.325cm">
          <text:p text:style-name="P15"><text:span text:style-name="T1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8" draw:layer="layout" svg:width="1.944cm" svg:height="0.858cm" svg:x="8.616cm" svg:y="12.225cm">
          <text:p text:style-name="P17"><text:span text:style-name="T14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6" draw:layer="layout" svg:width="1.95cm" svg:height="0.858cm" svg:x="8.816cm" svg:y="14.825cm">
          <text:p text:style-name="P15"><text:span text:style-name="T1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6" draw:layer="layout" svg:width="1.943cm" svg:height="0.858cm" svg:x="8.716cm" svg:y="14.725cm">
          <text:p text:style-name="P15"><text:span text:style-name="T1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8" draw:layer="layout" svg:width="1.944cm" svg:height="0.858cm" svg:x="8.616cm" svg:y="14.625cm">
          <text:p text:style-name="P17"><text:span text:style-name="T14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6" draw:layer="layout" svg:width="1.95cm" svg:height="0.858cm" svg:x="16.817cm" svg:y="14.825cm">
          <text:p text:style-name="P15"><text:span text:style-name="T1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6" draw:layer="layout" svg:width="1.943cm" svg:height="0.858cm" svg:x="16.717cm" svg:y="14.725cm">
          <text:p text:style-name="P15"><text:span text:style-name="T1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8" draw:layer="layout" svg:width="1.944cm" svg:height="0.858cm" svg:x="16.617cm" svg:y="14.625cm">
          <text:p text:style-name="P17"><text:span text:style-name="T14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1.95cm" svg:height="0.858cm" svg:x="16.816cm" svg:y="12.424cm">
          <text:p text:style-name="P15"><text:span text:style-name="T1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6" draw:layer="layout" svg:width="1.943cm" svg:height="0.858cm" svg:x="16.716cm" svg:y="12.324cm">
          <text:p text:style-name="P15"><text:span text:style-name="T1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8" xml:id="id3" draw:id="id3" draw:layer="layout" svg:width="1.944cm" svg:height="0.858cm" svg:x="16.616cm" svg:y="12.224cm">
          <text:p text:style-name="P37"><text:span text:style-name="T25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6" draw:layer="layout" svg:width="1.95cm" svg:height="0.858cm" svg:x="20.016cm" svg:y="12.425cm">
          <text:p text:style-name="P15"><text:span text:style-name="T1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6" draw:layer="layout" svg:width="1.943cm" svg:height="0.858cm" svg:x="19.916cm" svg:y="12.325cm">
          <text:p text:style-name="P15"><text:span text:style-name="T1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8" draw:layer="layout" svg:width="1.944cm" svg:height="0.858cm" svg:x="19.816cm" svg:y="12.225cm">
          <text:p text:style-name="P17"><text:span text:style-name="T14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6" draw:layer="layout" svg:width="1.95cm" svg:height="0.858cm" svg:x="20.016cm" svg:y="14.825cm">
          <text:p text:style-name="P15"><text:span text:style-name="T1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6" draw:layer="layout" svg:width="1.943cm" svg:height="0.858cm" svg:x="19.916cm" svg:y="14.725cm">
          <text:p text:style-name="P15"><text:span text:style-name="T1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8" draw:layer="layout" svg:width="1.944cm" svg:height="0.858cm" svg:x="19.816cm" svg:y="14.625cm">
          <text:p text:style-name="P17"><text:span text:style-name="T14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34" draw:layer="layout" draw:type="curve" svg:x1="17.588cm" svg:y1="12.224cm" svg:x2="13.018cm" svg:y2="6.853cm" draw:start-shape="id3" draw:start-glue-point="0" draw:end-shape="id2" draw:end-glue-point="1" svg:d="M17588 12224c0-3581-1523-5371-4570-5371" svg:viewBox="0 0 4571 5372">
          <text:p/>
        </draw:connector>
        <draw:custom-shape draw:style-name="gr9" draw:text-style-name="P20" draw:layer="layout" svg:width="3.302cm" svg:height="1.524cm" svg:x="1.394cm" svg:y="9.46cm">
          <text:p text:style-name="P17"><text:span text:style-name="T14">системный</text:span></text:p>
          <text:p text:style-name="P17"><text:span text:style-name="T14">каталог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516.621253406 26089.96721311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8" draw:text-style-name="P20" draw:layer="layout" svg:width="3.302cm" svg:height="1.925cm" svg:x="13.018cm" svg:y="4.018cm">
          <text:p text:style-name="P17"><text:span text:style-name="T14">общие</text:span></text:p>
          <text:p text:style-name="P17"><text:span text:style-name="T14">объекты</text:span></text:p>
          <text:p text:style-name="P17"><text:span text:style-name="T14">кластера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719.89100817439 26904.672897196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36" draw:layer="layout" svg:width="2.818cm" svg:height="6.164cm" svg:x="11.601cm" svg:y="11.297cm">
          <text:p text:style-name="P35"><text:span text:style-name="T6">схема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1.95cm" svg:height="0.858cm" svg:x="12.117cm" svg:y="12.426cm">
          <text:p text:style-name="P15"><text:span text:style-name="T1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6" draw:layer="layout" svg:width="1.943cm" svg:height="0.858cm" svg:x="12.017cm" svg:y="12.326cm">
          <text:p text:style-name="P15"><text:span text:style-name="T1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8" draw:layer="layout" svg:width="1.944cm" svg:height="0.858cm" svg:x="11.917cm" svg:y="12.226cm">
          <text:p text:style-name="P17"><text:span text:style-name="T14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6" draw:layer="layout" svg:width="1.95cm" svg:height="0.858cm" svg:x="12.117cm" svg:y="14.826cm">
          <text:p text:style-name="P15"><text:span text:style-name="T1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6" draw:layer="layout" svg:width="1.943cm" svg:height="0.858cm" svg:x="12.017cm" svg:y="14.726cm">
          <text:p text:style-name="P15"><text:span text:style-name="T1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8" draw:layer="layout" svg:width="1.944cm" svg:height="0.858cm" svg:x="11.917cm" svg:y="14.626cm">
          <text:p text:style-name="P17"><text:span text:style-name="T14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28" draw:layer="layout" svg:width="16.799cm" svg:height="13.364cm" svg:x="2.1cm" svg:y="14.107cm" presentation:class="notes" presentation:user-transformed="true">
            <draw:text-box>
              <text:p text:style-name="P22"><text:span text:style-name="T6">Схемы принадлежат базам данных, все объекты БД распределены</text:span><text:span text:style-name="T6"><text:line-break/></text:span><text:span text:style-name="T6">по каким-либо схемам.</text:span></text:p>
              <text:p text:style-name="P22"><text:span text:style-name="T6">Однако несколько таблиц системного каталога хранят информацию, общую для всего кластера. Это список баз данных, список пользователей и некоторые другие сведения. Эти таблицы хранятся</text:span><text:span text:style-name="T6"><text:line-break/></text:span><text:span text:style-name="T6">вне какой-либо конкретной базы данных, но при этом одинаково видны из каждой БД.</text:span></text:p>
              <text:p text:style-name="P22"><text:span text:style-name="T6">Таким образом, клиент, подключенный к какой-либо базе данных,</text:span><text:span text:style-name="T6"><text:line-break/></text:span><text:span text:style-name="T6">видит в системном каталоге описание объектов не только данной базы,</text:span><text:span text:style-name="T6"><text:line-break/></text:span><text:span text:style-name="T6">но и общих объектов кластера. Описание объектов других баз данных можно получить, только подключившись к ним.</text:span></text:p>
            </draw:text-box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6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7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2" draw:text-style-name="P24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7"/></text:p>
            <text:p text:style-name="P1"><text:span text:style-name="T17"/></text:p>
            <text:p text:style-name="P1"><text:span text:style-name="T17"/></text:p>
            <text:p text:style-name="P1"><text:span text:style-name="T17"><text:s text:c="11"/></text:span><text:span text:style-name="T17">$ psql</text:span></text:p>
            <text:p text:style-name="P1"><text:span text:style-name="T17"><text:s text:c="11"/></text:span><text:span text:style-name="T17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6" draw:text-style-name="P8" draw:layer="layout" svg:width="19.8cm" svg:height="1.741cm" svg:x="1.2cm" svg:y="0.737cm" presentation:class="title" presentation:user-transformed="true">
          <draw:text-box>
            <text:p><text:span text:style-name="T18">Путь поиска</text:span></text:p>
          </draw:text-box>
        </draw:frame>
        <draw:frame presentation:style-name="pr7" draw:text-style-name="P27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10">Определение схемы объекта</text:span></text:p>
                <text:list>
                  <text:list-item>
                    <text:p text:style-name="P39"><text:span text:style-name="T26">квалифицированное имя (</text:span><text:span text:style-name="T27">схема.имя</text:span><text:span text:style-name="T26">) явно определяет схему</text:span></text:p>
                  </text:list-item>
                  <text:list-item>
                    <text:p text:style-name="P40"><text:span text:style-name="T26">имя без квалификатора проверяется в схемах, указанных в пути поиска</text:span></text:p>
                  </text:list-item>
                </text:list>
              </text:list-item>
              <text:list-item>
                <text:p text:style-name="P41"><text:span text:style-name="T10">Путь поиска</text:span></text:p>
                <text:list>
                  <text:list-item>
                    <text:p text:style-name="P42"><text:span text:style-name="T26">определяется параметром </text:span><text:span text:style-name="T27">search_path</text:span><text:span text:style-name="T28">,</text:span><text:span text:style-name="T28"><text:line-break/></text:span><text:span text:style-name="T28">реальное значение — функция current_schemas</text:span></text:p>
                  </text:list-item>
                  <text:list-item>
                    <text:p text:style-name="P43"><text:span text:style-name="T26">исключаются несуществующие схемы и схемы, к которым нет доступа</text:span></text:p>
                  </text:list-item>
                  <text:list-item>
                    <text:p text:style-name="P44"><text:span text:style-name="T26">первая явно указанная в пути схема используется для создания объектов</text:span></text:p>
                  </text:list-item>
                  <text:list-item>
                    <text:p text:style-name="P41"><text:span text:style-name="T26">схемы pg_temp и pg_catalog неявно включаются первыми,</text:span><text:span text:style-name="T26"><text:line-break/></text:span><text:span text:style-name="T26">если не указаны в </text:span><text:span text:style-name="T27">search_path</text:span></text:p>
                  </text:list-item>
                  <text:list-item>
                    <text:p text:style-name="P43"><text:span text:style-name="T26"/></text:p>
                  </text:list-item>
                  <text:list-item>
                    <text:p text:style-name="P39"><text:span text:style-name="T2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0" draw:text-style-name="P28" draw:layer="layout" svg:width="16.799cm" svg:height="15.593cm" svg:x="2.1cm" svg:y="14.107cm" presentation:class="notes" presentation:user-transformed="true">
            <draw:text-box>
              <text:p><text:span text:style-name="T10">При указании объекта надо определить, о какой схеме идет речь, ведь</text:span><text:span text:style-name="T10"><text:line-break/></text:span><text:span text:style-name="T10">в разных схемах могут храниться объекты с одинаковыми именами.</text:span></text:p>
              <text:p text:style-name="P45"><text:span text:style-name="T29">Если имя объекта квалифицировано именем схемы, то используется явно указанная схема. Если схема не указана явным образом, то она определяется с помощью конфигурационного параметра </text:span><text:span text:style-name="T30">search_path</text:span><text:span text:style-name="T29">. Этот параметр содержит путь поиска — список схем, который просматривается последовательно слева направо, при этом из него исключаются несуществующие схемы и те, к которым у пользователя нет доступа.</text:span></text:p>
              <text:p text:style-name="P46"><text:span text:style-name="T29">При создании нового объекта с именем без квалификатора для выбора целевой схемы берется первая из оставшихся в списке, а при поиске объекта в начало пути неявно добавляются: </text:span></text:p>
              <text:list text:style-name="L1">
                <text:list-item>
                  <text:p text:style-name="P46"><text:span text:style-name="T29">схема pg_catalog, чтобы всегда иметь доступ к системному каталогу</text:span></text:p>
                </text:list-item>
                <text:list-item>
                  <text:p text:style-name="P45"><text:span text:style-name="T29">схема pg_temp, если пользователь создавал временные объекты</text:span></text:p>
                </text:list-item>
              </text:list>
              <text:p><text:span text:style-name="T10">Реальный путь поиска, включающий неявные схемы, возвращает вызов функции: current_schemas(true).</text:span></text:p>
              <text:p text:style-name="P47"><text:span text:style-name="T10"/></text:p>
              <text:p><text:span text:style-name="T10">Можно провести аналогию между путем поиска </text:span><text:span text:style-name="T31">search_path</text:span><text:span text:style-name="T10"> и путем PATH в операционных системах.</text:span></text:p>
              <text:p text:style-name="P22"><text:span text:style-name="T23"><text:a xlink:href="https://postgrespro.ru/docs/postgresql/16/runtime-config-client#GUC-SEARCH-PATH" xlink:type="simple">https://postgrespro.ru/docs/postgresql/16/runtime-config-client#GUC-SEARCH-PATH</text:a></text:span></text:p>
            </draw:text-box>
          </draw:frame>
        </presentation:notes>
      </draw:page>
      <draw:page draw:name="page9" draw:style-name="dp1" draw:master-page-name="master" presentation:presentation-page-layout-name="AL1T1">
        <office:forms form:automatic-focus="false" form:apply-design-mode="false"/>
        <draw:frame presentation:style-name="pr6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7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2" draw:text-style-name="P24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7"/></text:p>
            <text:p text:style-name="P1"><text:span text:style-name="T17"/></text:p>
            <text:p text:style-name="P1"><text:span text:style-name="T17"/></text:p>
            <text:p text:style-name="P1"><text:span text:style-name="T17"><text:s text:c="11"/></text:span><text:span text:style-name="T17">$ psql</text:span></text:p>
            <text:p text:style-name="P1"><text:span text:style-name="T17"><text:s text:c="11"/></text:span><text:span text:style-name="T17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" presentation:presentation-page-layout-name="AL1T1">
        <office:forms form:automatic-focus="false" form:apply-design-mode="false"/>
        <draw:frame presentation:style-name="pr6" draw:text-style-name="P8" draw:layer="layout" svg:width="19.8cm" svg:height="1.741cm" svg:x="1.2cm" svg:y="0.737cm" presentation:class="title" presentation:user-transformed="true">
          <draw:text-box>
            <text:p><text:span text:style-name="T18">Системный каталог</text:span></text:p>
          </draw:text-box>
        </draw:frame>
        <draw:frame presentation:style-name="pr7" draw:text-style-name="P27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10">Описание всех объектов кластера</text:span></text:p>
                <text:list>
                  <text:list-item>
                    <text:p text:style-name="P39"><text:span text:style-name="T19">набор таблиц в каждой базе данных (схема pg_catalog)</text:span><text:span text:style-name="T19"><text:line-break/></text:span><text:span text:style-name="T19">и </text:span><text:span text:style-name="T26">несколько глобальных объектов кластера</text:span></text:p>
                  </text:list-item>
                  <text:list-item>
                    <text:p text:style-name="P40"><text:span text:style-name="T26">набор представлений для удобства</text:span></text:p>
                  </text:list-item>
                </text:list>
              </text:list-item>
              <text:list-item>
                <text:p text:style-name="P41"><text:span text:style-name="T10">Доступ</text:span></text:p>
                <text:list>
                  <text:list-item>
                    <text:p text:style-name="P48"><text:span text:style-name="T26">запросы SQL, специальные команды psql</text:span></text:p>
                  </text:list-item>
                </text:list>
              </text:list-item>
              <text:list-item>
                <text:p text:style-name="P49"><text:span text:style-name="T10">Правила организации</text:span></text:p>
                <text:list>
                  <text:list-item>
                    <text:p text:style-name="P50"><text:span text:style-name="T26">названия таблиц начинаются с pg_</text:span></text:p>
                  </text:list-item>
                  <text:list-item>
                    <text:p text:style-name="P50"><text:span text:style-name="T26">имена столбцов содержат трехбуквенный префикс</text:span></text:p>
                  </text:list-item>
                  <text:list-item>
                    <text:p text:style-name="P50"><text:span text:style-name="T26">в качестве ключа используется столбец oid типа oid</text:span></text:p>
                  </text:list-item>
                  <text:list-item>
                    <text:p text:style-name="P50"><text:span text:style-name="T26">названия объектов хранятся в нижнем регистре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1" draw:text-style-name="P28" draw:layer="layout" svg:width="16.799cm" svg:height="14.921cm" svg:x="2.1cm" svg:y="14.107cm" presentation:class="notes" presentation:user-transformed="true">
            <draw:text-box>
              <text:p text:style-name="P22"><text:span text:style-name="T6">Системный каталог хранит метаинформацию об объектах кластера.</text:span><text:span text:style-name="T6"><text:line-break/></text:span><text:span text:style-name="T6">В каждой базе данных доступен собственный набор таблиц, описывающих объекты этой конкретной БД, и нескольких таблиц, общих для всего кластера. Для удобства над таблицами также определены несколько представлений.</text:span></text:p>
              <text:p text:style-name="P22"><text:span text:style-name="T23"><text:a xlink:href="https://postgrespro.ru/docs/postgresql/16/catalogs" xlink:type="simple">https://postgrespro.ru/docs/postgresql/16/catalogs</text:a></text:span></text:p>
              <text:p text:style-name="P22"><text:span text:style-name="T6">К системному каталогу можно обращаться с помощью обычных запросов SQL, а выполнение команд DDL приводит к изменению данных в системном каталоге. Кроме того, psql имеет целый ряд команд, позволяющих удобно просматривать системный каталог.</text:span></text:p>
              <text:p text:style-name="P22"><text:span text:style-name="T23"><text:a xlink:href="https://postgrespro.ru/docs/postgresql/16/app-psql" xlink:type="simple">https://postgrespro.ru/docs/postgresql/16/app-psql</text:a></text:span></text:p>
              <text:p text:style-name="P22"><text:span text:style-name="T6">Все имена таблиц системного каталога начинаются с pg_, например, pg_database. Столбцы таблиц начинаются с префикса, обычно соответствующего имени таблицы, например, datname. Имена объектов хранятся в нижнем регистре, например, 'postgres'.</text:span></text:p>
              <text:p text:style-name="P22"><text:span text:style-name="T32">Таблицы системного каталога имеют первичные ключи </text:span><text:span text:style-name="T6">— как правило, это столбцы с именем oid и типом oid (object identifier, целое 32-битное число). Эти идентификаторы встречаются и в других столбцах</text:span><text:span text:style-name="T6"><text:line-break/></text:span><text:span text:style-name="T6">в виде отдельных значений или массивов, обеспечивая логические связи между таблицами. Внешние ключи в системном каталоге явно</text:span><text:span text:style-name="T6"><text:line-break/></text:span><text:span text:style-name="T6">не определены.</text:span></text:p>
              <text:p text:style-name="P22"><text:span text:style-name="T23"><text:a xlink:href="https://postgrespro.ru/docs/postgresql/16/datatype-oid" xlink:type="simple">https://postgrespro.ru/docs/postgresql/16/datatype-oid</text:a></text:span></text:p>
              <text:p text:style-name="P22"><text:span text:style-name="T6"/></text:p>
              <text:p text:style-name="P22"><text:span text:style-name="T6"/></text:p>
            </draw:text-box>
          </draw:frame>
        </presentation:notes>
      </draw:page>
      <draw:page draw:name="page11" draw:style-name="dp1" draw:master-page-name="master" presentation:presentation-page-layout-name="AL1T1">
        <office:forms form:automatic-focus="false" form:apply-design-mode="false"/>
        <draw:frame presentation:style-name="pr6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7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2" draw:text-style-name="P24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7"/></text:p>
            <text:p text:style-name="P1"><text:span text:style-name="T17"/></text:p>
            <text:p text:style-name="P1"><text:span text:style-name="T17"/></text:p>
            <text:p text:style-name="P1"><text:span text:style-name="T17"><text:s text:c="11"/></text:span><text:span text:style-name="T17">$ psql</text:span></text:p>
            <text:p text:style-name="P1"><text:span text:style-name="T17"><text:s text:c="11"/></text:span><text:span text:style-name="T17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Итоги</text:span></text:p>
          </draw:text-box>
        </draw:frame>
        <draw:frame presentation:style-name="pr4" draw:text-style-name="P8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33">Логически</text:span></text:p>
                <text:list>
                  <text:list-item>
                    <text:p text:style-name="P25"><text:span text:style-name="T34">кластер содержит базы данных,</text:span></text:p>
                  </text:list-item>
                  <text:list-item>
                    <text:p text:style-name="P25"><text:span text:style-name="T34">базы данных — схемы,</text:span></text:p>
                  </text:list-item>
                  <text:list-item>
                    <text:p text:style-name="P26"><text:span text:style-name="T34">схемы — конкретные объекты (таблицы, индексы и т. п.)</text:span></text:p>
                  </text:list-item>
                </text:list>
              </text:list-item>
              <text:list-item>
                <text:p text:style-name="P9"><text:span text:style-name="T33">Базы данных создаются клонированием существующих</text:span></text:p>
              </text:list-item>
              <text:list-item>
                <text:p text:style-name="P9"><text:span text:style-name="T33">Схема объекта определяется по пути поиска</text:span></text:p>
              </text:list-item>
              <text:list-item>
                <text:p text:style-name="P9"><text:span text:style-name="T35">Полное описание содержимого кластера баз данных</text:span><text:span text:style-name="T35"><text:line-break/></text:span><text:span text:style-name="T35">хранится в системном каталоге</text:span></text:p>
              </text:list-item>
              <text:list-item>
                <text:p text:style-name="P9"><text:span text:style-name="T3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5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" presentation:presentation-page-layout-name="AL1T1">
        <office:forms form:automatic-focus="false" form:apply-design-mode="false"/>
        <draw:frame presentation:style-name="pr6" draw:text-style-name="P8" draw:layer="layout" svg:width="19.8cm" svg:height="1.741cm" svg:x="1.2cm" svg:y="0.7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12" draw:text-style-name="P53" draw:layer="layout" svg:width="25.6cm" svg:height="14.4cm" svg:x="1.2cm" svg:y="4.8cm" presentation:class="outline" presentation:user-transformed="true">
          <draw:text-box>
            <text:list text:style-name="L4">
              <text:list-item>
                <text:p text:style-name="P52"><text:span text:style-name="T36">В новой базе данных создайте схему, названную так же,</text:span><text:span text:style-name="T36"><text:line-break/></text:span><text:span text:style-name="T36">как и пользователь. Создайте схему</text:span><text:span text:style-name="T37"> app</text:span><text:span text:style-name="T36">.</text:span><text:span text:style-name="T36"><text:line-break/></text:span><text:span text:style-name="T36">Создайте несколько таблиц в обеих схемах.</text:span></text:p>
              </text:list-item>
              <text:list-item>
                <text:p text:style-name="P52"><text:span text:style-name="T36">Получите в psql описание созданных схем и список</text:span><text:span text:style-name="T36"><text:line-break/></text:span><text:span text:style-name="T36">всех таблиц в них.</text:span></text:p>
              </text:list-item>
              <text:list-item>
                <text:p text:style-name="P52"><text:span text:style-name="T36">Установите путь поиска так, чтобы при подключении</text:span><text:span text:style-name="T36"><text:line-break/></text:span><text:span text:style-name="T36">к базе данных таблицы из обеих схем были доступны</text:span><text:span text:style-name="T36"><text:line-break/></text:span><text:span text:style-name="T36">по неквалифицированному имени; приоритет должна иметь «пользовательская» схема.</text:span><text:span text:style-name="T36"><text:line-break/></text:span><text:span text:style-name="T36">Проверьте правильность настройки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5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pitch="variable"/>
    <style:font-face style:name="Liberation Mono3" svg:font-family="'Liberation Mono'" style:font-pitch="fixed"/>
    <style:font-face style:name="Liberation Mono4" svg:font-family="'Liberation Mono'" style:font-family-generic="modern" style:font-pitch="variable"/>
    <style:font-face style:name="Liberation Mono5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5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iberation Serif5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e6e6ff" draw:end-color="#f0e6ff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Empty" xlink:href="Pictures/1000000000000008000000089442829B9654ACBA.png" xlink:type="simple" xlink:show="embed" xlink:actuate="onLoad"/>
    <draw:opacity draw:name="Transparency_20_2" draw:display-name="Transparency 2" draw:style="linear" draw:start="100%" draw:end="50%" draw:angle="0deg" draw:border="25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cm" fo:margin-right="0cm" fo:margin-top="0cm" fo:margin-bottom="0.20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false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/>
    </style:style>
    <style:style style:name="Mpr2" style:family="presentation" style:parent-style-name="master-outline1">
      <style:graphic-properties fo:min-height="12.18cm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aster1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6" style:family="presentation" style:parent-style-name="master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aster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 style:writing-mode="lr-tb"/>
    </style:style>
    <style:style style:name="MP10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F2FCCC979B63369D.png" xlink:type="simple" xlink:show="embed" xlink:actuate="onLoad" draw:mime-type="image/png"/>
      </draw:frame>
      <draw:frame draw:style-name="Mgr4" draw:text-style-name="MP9" draw:layer="backgroundobjects" svg:width="2.2cm" svg:height="1.19cm" svg:x="24.6cm" svg:y="19.2cm">
        <draw:text-box>
          <text:p text:style-name="MP8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office:forms form:automatic-focus="false" form:apply-design-mode="false"/>
      <draw:frame draw:style-name="Mgr3" draw:text-style-name="MP7" draw:layer="backgroundobjects" svg:width="28cm" svg:height="21.64cm" svg:x="0cm" svg:y="0cm">
        <draw:image xlink:href="Pictures/10000000000008A80000067E8F735EA6ED9F0C0B.jpg" xlink:type="simple" xlink:show="embed" xlink:actuate="onLoad" draw:mime-type="image/jpeg">
          <text:p/>
        </draw:image>
      </draw:frame>
      <draw:frame presentation:style-name="master1_5f_-outline1" draw:layer="backgroundobjects" svg:width="25.199cm" svg:height="2.107cm" svg:x="1.4cm" svg:y="15.086cm" presentation:class="outline" presentation:placeholder="true">
        <draw:text-box/>
      </draw:frame>
      <draw:custom-shape presentation:style-name="Mpr5" draw:text-style-name="MP10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-title" draw:layer="backgroundobjects" svg:width="25.24cm" svg:height="1.98cm" svg:x="1.43cm" svg:y="0.76cm" presentation:class="title" presentation:placeholder="true">
        <draw:text-box/>
      </draw:frame>
      <draw:frame draw:style-name="Mgr5" draw:text-style-name="MP7" draw:layer="backgroundobjects" svg:width="6.698cm" svg:height="3.018cm" svg:x="1.43cm" svg:y="5.522cm">
        <draw:image xlink:href="Pictures/10001EB70000819B00003A653728BE2E112D5303.svg" xlink:type="simple" xlink:show="embed" xlink:actuate="onLoad" draw:mime-type="image/svg+xml">
          <text:p/>
        </draw:image>
        <draw:image xlink:href="Pictures/100000010000041D000001DB0968A2EB321A14B5.png" xlink:type="simple" xlink:show="embed" xlink:actuate="onLoad" draw:mime-type="image/png"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2DT17H20M22S</meta:editing-duration>
    <meta:editing-cycles>155</meta:editing-cycles>
    <meta:generator>LibreOffice/7.3.7.2$Linux_X86_64 LibreOffice_project/30$Build-2</meta:generator>
    <dc:date>2024-06-07T11:29:59.833840067</dc:date>
    <meta:document-statistic meta:object-count="153"/>
    <meta:template xlink:type="simple" xlink:actuate="onRequest" xlink:title="master" xlink:href="../../../../../.config/libreoffice/4/user/template/master.otp" meta:date="2015-06-03T14:43:56.815095550"/>
  </office:meta>
</office:document-meta>
</file>